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71cm" draw:marker-start-width="0.306cm" draw:marker-end="Arrow" draw:marker-end-width="0.406cm" draw:textarea-horizontal-align="center" draw:textarea-vertical-align="middle" fo:padding-top="0.16cm" fo:padding-bottom="0.16cm" fo:padding-left="0.285cm" fo:padding-right="0.285cm"/>
    </style:style>
    <style:style style:name="gr2" style:family="graphic" style:parent-style-name="standard">
      <style:graphic-properties svg:stroke-width="0.071cm" draw:marker-start-width="0.306cm" draw:marker-end-width="0.306cm" draw:textarea-horizontal-align="center" draw:textarea-vertical-align="middle" fo:padding-top="0.16cm" fo:padding-bottom="0.16cm" fo:padding-left="0.285cm" fo:padding-right="0.28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Fine_20_Dashed_20__28_var_29_" svg:stroke-width="0.035cm" svg:stroke-color="#808080" draw:marker-start-width="0.252cm" draw:marker-end-width="0.252cm" draw:textarea-horizontal-align="center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06cm"/>
    </style:style>
    <style:style style:name="gr6" style:family="graphic" style:parent-style-name="standard">
      <style:graphic-properties svg:stroke-width="0.035cm" svg:stroke-color="#c0c0c0" draw:marker-start-width="0.252cm" draw:marker-end="Arrow" draw:marker-end-width="0.352cm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158cm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78cm" svg:y1="14.606cm" svg:x2="3.178cm" svg:y2="1.906cm">
          <text:p/>
        </draw:line>
        <draw:line draw:style-name="gr1" draw:text-style-name="P1" draw:layer="layout" svg:x1="3.178cm" svg:y1="14.606cm" svg:x2="19.688cm" svg:y2="14.606cm">
          <text:p/>
        </draw:line>
        <draw:line draw:style-name="gr2" draw:text-style-name="P1" draw:layer="layout" svg:x1="13.617cm" svg:y1="1.905cm" svg:x2="13.617cm" svg:y2="14.605cm">
          <text:p/>
        </draw:line>
        <draw:frame draw:style-name="gr3" draw:layer="layout" svg:width="1.526cm" svg:height="0.962cm" svg:x="19.688cm" svg:y="14.606cm">
          <draw:text-box>
            <text:p>QM</text:p>
          </draw:text-box>
        </draw:frame>
        <draw:frame draw:style-name="gr3" draw:layer="layout" svg:width="1.658cm" svg:height="1.114cm" svg:x="12.788cm" svg:y="0.956cm">
          <draw:text-box>
            <text:p>MS<text:span text:style-name="T1">1</text:span></text:p>
          </draw:text-box>
        </draw:frame>
        <draw:line draw:style-name="gr2" draw:text-style-name="P1" draw:layer="layout" svg:x1="5.997cm" svg:y1="1.587cm" svg:x2="16.157cm" svg:y2="10.477cm">
          <text:p/>
        </draw:line>
        <draw:line draw:style-name="gr4" draw:text-style-name="P1" draw:layer="layout" svg:x1="13.512cm" svg:y1="8.256cm" svg:x2="3.246cm" svg:y2="8.256cm">
          <text:p/>
        </draw:line>
        <draw:frame draw:style-name="gr3" draw:layer="layout" svg:width="1.205cm" svg:height="0.962cm" svg:x="2.074cm" svg:y="0.944cm">
          <draw:text-box>
            <text:p>i%</text:p>
          </draw:text-box>
        </draw:frame>
        <draw:frame draw:style-name="gr3" draw:layer="layout" svg:width="1.691cm" svg:height="1.114cm" svg:x="16.157cm" svg:y="9.92cm">
          <draw:text-box>
            <text:p>MD<text:span text:style-name="T1">1</text:span></text:p>
          </draw:text-box>
        </draw:frame>
        <draw:frame draw:style-name="gr3" draw:layer="layout" svg:width="1.729cm" svg:height="1.114cm" svg:x="12.753cm" svg:y="14.774cm">
          <draw:text-box>
            <text:p>QM<text:span text:style-name="T1">1</text:span></text:p>
          </draw:text-box>
        </draw:frame>
        <draw:frame draw:style-name="gr3" draw:layer="layout" svg:width="1.128cm" svg:height="1.114cm" svg:x="13.617cm" svg:y="7.317cm">
          <draw:text-box>
            <text:p>E<text:span text:style-name="T1">1</text:span></text:p>
          </draw:text-box>
        </draw:frame>
        <draw:frame draw:style-name="gr5" draw:layer="layout" svg:width="1.408cm" svg:height="1.114cm" svg:x="1.912cm" svg:y="7.699cm">
          <draw:text-box>
            <text:p>i%<text:span text:style-name="T1">1</text:span></text:p>
          </draw:text-box>
        </draw:frame>
        <draw:line draw:style-name="gr6" draw:text-style-name="P1" draw:layer="ms-control" svg:x1="13.906cm" svg:y1="5.249cm" svg:x2="15.141cm" svg:y2="5.249cm">
          <text:p/>
        </draw:line>
        <draw:line draw:style-name="gr2" draw:text-style-name="P1" draw:layer="ms-control" svg:x1="12.029cm" svg:y1="1.905cm" svg:x2="12.029cm" svg:y2="14.605cm">
          <text:p/>
        </draw:line>
        <draw:line draw:style-name="gr2" draw:text-style-name="P1" draw:layer="ms-control" svg:x1="15.204cm" svg:y1="1.905cm" svg:x2="15.204cm" svg:y2="14.605cm">
          <text:p/>
        </draw:line>
        <draw:frame draw:style-name="gr3" draw:layer="ms-control" svg:width="1.658cm" svg:height="1.114cm" svg:x="11.2cm" svg:y="0.964cm">
          <draw:text-box>
            <text:p>MS<text:span text:style-name="T1">3</text:span></text:p>
          </draw:text-box>
        </draw:frame>
        <draw:frame draw:style-name="gr3" draw:layer="ms-control" svg:width="1.658cm" svg:height="1.114cm" svg:x="14.382cm" svg:y="0.964cm">
          <draw:text-box>
            <text:p>MS<text:span text:style-name="T1">2</text:span></text:p>
          </draw:text-box>
        </draw:frame>
        <draw:line draw:style-name="gr6" draw:text-style-name="P1" draw:layer="ms-control" svg:x1="13.44cm" svg:y1="5.253cm" svg:x2="12.205cm" svg:y2="5.253cm">
          <text:p/>
        </draw:line>
        <draw:line draw:style-name="gr4" draw:text-style-name="P1" draw:layer="ms-control" svg:x1="15.063cm" svg:y1="9.666cm" svg:x2="3.245cm" svg:y2="9.666cm">
          <text:p/>
        </draw:line>
        <draw:line draw:style-name="gr4" draw:text-style-name="P1" draw:layer="ms-control" svg:x1="11.923cm" svg:y1="6.844cm" svg:x2="3.245cm" svg:y2="6.844cm">
          <text:p/>
        </draw:line>
        <draw:frame draw:style-name="gr5" draw:layer="ms-control" svg:width="1.408cm" svg:height="1.114cm" svg:x="1.918cm" svg:y="9.109cm">
          <draw:text-box>
            <text:p>i%<text:span text:style-name="T1">2</text:span></text:p>
          </draw:text-box>
        </draw:frame>
        <draw:frame draw:style-name="gr5" draw:layer="ms-control" svg:width="1.408cm" svg:height="1.114cm" svg:x="1.918cm" svg:y="6.287cm">
          <draw:text-box>
            <text:p>i%<text:span text:style-name="T1">3</text:span></text:p>
          </draw:text-box>
        </draw:frame>
        <draw:frame draw:style-name="gr3" draw:layer="ms-control" svg:width="1.128cm" svg:height="1.114cm" svg:x="12.029cm" svg:y="5.906cm">
          <draw:text-box>
            <text:p>E<text:span text:style-name="T1">3</text:span></text:p>
          </draw:text-box>
        </draw:frame>
        <draw:frame draw:style-name="gr3" draw:layer="ms-control" svg:width="1.128cm" svg:height="1.114cm" svg:x="15.204cm" svg:y="8.732cm">
          <draw:text-box>
            <text:p>E<text:span text:style-name="T1">2</text:span></text:p>
          </draw:text-box>
        </draw:frame>
        <draw:frame draw:style-name="gr3" draw:layer="ms-control" svg:width="1.729cm" svg:height="1.114cm" svg:x="11.166cm" svg:y="14.778cm">
          <draw:text-box>
            <text:p>QM<text:span text:style-name="T1">3</text:span></text:p>
          </draw:text-box>
        </draw:frame>
        <draw:frame draw:style-name="gr3" draw:layer="ms-control" svg:width="1.729cm" svg:height="1.114cm" svg:x="14.341cm" svg:y="14.778cm">
          <draw:text-box>
            <text:p>QM<text:span text:style-name="T1">2</text:span></text:p>
          </draw:text-box>
        </draw:frame>
        <draw:line draw:style-name="gr2" draw:text-style-name="P1" draw:layer="interest-control" svg:x1="4.409cm" svg:y1="2.716cm" svg:x2="14.569cm" svg:y2="11.606cm">
          <text:p/>
        </draw:line>
        <draw:frame draw:style-name="gr3" draw:layer="interest-control" svg:width="1.691cm" svg:height="1.114cm" svg:x="16.158cm" svg:y="9.92cm">
          <draw:text-box>
            <text:p>MD<text:span text:style-name="T1">1</text:span></text:p>
          </draw:text-box>
        </draw:frame>
        <draw:frame draw:style-name="gr3" draw:layer="interest-control" svg:width="1.691cm" svg:height="1.114cm" svg:x="14.569cm" svg:y="11.049cm">
          <draw:text-box>
            <text:p>MD<text:span text:style-name="T1">2</text:span></text:p>
          </draw:text-box>
        </draw:frame>
        <draw:line draw:style-name="gr2" draw:text-style-name="P1" draw:layer="interest-control" svg:x1="10.795cm" svg:y1="1.905cm" svg:x2="10.795cm" svg:y2="14.605cm">
          <text:p/>
        </draw:line>
        <draw:frame draw:style-name="gr7" draw:layer="interest-control" svg:width="1.658cm" svg:height="1.114cm" svg:x="9.969cm" svg:y="0.966cm">
          <draw:text-box>
            <text:p>MS<text:span text:style-name="T1">2</text:span></text:p>
          </draw:text-box>
        </draw:frame>
        <draw:frame draw:style-name="gr3" draw:layer="interest-control" svg:width="1.729cm" svg:height="1.114cm" svg:x="9.938cm" svg:y="14.785cm">
          <draw:text-box>
            <text:p>QM<text:span text:style-name="T1">2</text:span></text:p>
          </draw:text-box>
        </draw:frame>
        <draw:frame draw:style-name="gr3" draw:layer="interest-control" svg:width="1.128cm" svg:height="1.114cm" svg:x="9.701cm" svg:y="8.41cm">
          <draw:text-box>
            <text:p>E<text:span text:style-name="T1">2</text:span></text:p>
          </draw:text-box>
        </draw:frame>
        <draw:line draw:style-name="gr6" draw:text-style-name="P1" draw:layer="interest-control" svg:x1="13.335cm" svg:y1="3.986cm" svg:x2="10.971cm" svg:y2="3.986cm">
          <text:p/>
        </draw:line>
        <draw:line draw:style-name="gr6" draw:text-style-name="P1" draw:layer="interest-control" svg:x1="7.175cm" svg:y1="2.787cm" svg:x2="6.053cm" svg:y2="4.0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76cm" fo:margin-bottom="0.176cm" fo:margin-left="0.176cm" fo:margin-right="0.176cm" fo:page-width="22.578cm" fo:page-height="16.93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s-control"/>
      <draw:layer draw:name="interest-control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5-12-13T13:23:56</meta:creation-date>
    <dc:date>2015-12-13T14:10:23</dc:date>
    <meta:editing-duration>PT00H39M31S</meta:editing-duration>
    <meta:editing-cycles>7</meta:editing-cycles>
    <meta:generator>OOoLight/1.1$Linux OpenOffice.org_project/110r1480$Build-110</meta:generator>
    <meta:document-statistic meta:object-count="35"/>
  </office:meta>
</office:document-meta>
</file>